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paredConfiguration.takeValues( PreparedConfiguration fr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IncludeCopletAspect.toSAX( RendererAspectContext rendererContext , Layout layout , ContentHandler handl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CIncludeCopletAspect.prepareConfiguration( Properties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